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9819in"/>
    </style:style>
    <style:style style:name="co4" style:family="table-column">
      <style:table-column-properties fo:break-before="auto" style:column-width="1.1327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6807in"/>
    </style:style>
    <style:style style:name="co10" style:family="table-column">
      <style:table-column-properties fo:break-before="auto" style:column-width="0.2181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333333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e6e6e6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83ca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  <style:text-properties fo:color="#e6e6e6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Source Type</text:p>
          </table:table-cell>
          <table:table-cell table:style-name="ce2" office:value-type="string">
            <text:p>Surf. Thickness</text:p>
          </table:table-cell>
          <table:table-cell table:style-name="ce2" office:value-type="string">
            <text:p>Distribution</text:p>
          </table:table-cell>
          <table:table-cell table:style-name="ce2" office:value-type="string">
            <text:p>Particle</text:p>
          </table:table-cell>
          <table:table-cell table:style-name="ce2" office:value-type="string">
            <text:p>Initial Charge</text:p>
          </table:table-cell>
          <table:table-cell table:style-name="ce2" office:value-type="string">
            <text:p>Energy</text:p>
          </table:table-cell>
          <table:table-cell table:style-name="ce2" office:value-type="string">
            <text:p># event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6" office:value-type="string">
            <text:p>Physics List</text:p>
          </table:table-cell>
          <table:table-cell table:style-name="ce6" office:value-type="string">
            <text:p>Cuts</text:p>
          </table:table-cell>
          <table:table-cell table:style-name="ce6" office:value-type="string">
            <text:p>StepMax</text:p>
          </table:table-cell>
          <table:table-cell table:style-name="ce1" table:number-columns-repeated="1009"/>
        </table:table-row>
        <table:table-row table:style-name="ro1">
          <table:table-cell table:style-name="ce3" table:number-columns-repeated="2"/>
          <table:table-cell table:style-name="ce3" office:value-type="string">
            <text:p>(um)</text:p>
          </table:table-cell>
          <table:table-cell table:style-name="ce3" table:number-columns-repeated="3"/>
          <table:table-cell table:style-name="ce3" office:value-type="string">
            <text:p>(MeV)</text:p>
          </table:table-cell>
          <table:table-cell table:style-name="ce3" table:number-columns-repeated="5"/>
          <table:table-cell table:style-name="ce7"/>
          <table:table-cell table:style-name="ce7" office:value-type="string">
            <text:p>(mm)</text:p>
          </table:table-cell>
          <table:table-cell table:style-name="ce7" office:value-type="string">
            <text:p>(um)</text:p>
          </table:table-cell>
          <table:table-cell table:style-name="ce9" table:number-columns-repeated="1009"/>
        </table:table-row>
        <table:table-row table:style-name="ro1">
          <table:table-cell table:style-name="ce4" office:value-type="string">
            <text:p>Ion_0</text:p>
          </table:table-cell>
          <table:table-cell table:style-name="ce4" office:value-type="string">
            <text:p>surface_layer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137C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00000">
            <text:p>300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4" office:value-type="string">
            <text:p>Ion_1</text:p>
          </table:table-cell>
          <table:table-cell table:style-name="ce4" office:value-type="string">
            <text:p>surface_layer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137C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0000">
            <text:p>300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4" office:value-type="string">
            <text:p>Ion_2</text:p>
          </table:table-cell>
          <table:table-cell table:style-name="ce4" office:value-type="string">
            <text:p>surface_layer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137C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300000">
            <text:p>300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4" office:value-type="string">
            <text:p>Ion_3</text:p>
          </table:table-cell>
          <table:table-cell table:style-name="ce4" office:value-type="string">
            <text:p>surface_layer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137C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300000">
            <text:p>300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4" office:value-type="string">
            <text:p>Ion_4</text:p>
          </table:table-cell>
          <table:table-cell table:style-name="ce4" office:value-type="string">
            <text:p>surface_layer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137C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300000">
            <text:p>300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4" office:value-type="string">
            <text:p>Ion_5</text:p>
          </table:table-cell>
          <table:table-cell table:style-name="ce4" office:value-type="string">
            <text:p>surface_layer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12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00000">
            <text:p>300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4" office:value-type="string">
            <text:p>Ion_6</text:p>
          </table:table-cell>
          <table:table-cell table:style-name="ce4" office:value-type="string">
            <text:p>surface_layer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12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00000">
            <text:p>300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2">
          <table:table-cell table:style-name="ce5" office:value-type="string">
            <text:p>Ion_7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68Z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2">
          <table:table-cell table:style-name="ce5" office:value-type="string">
            <text:p>Ion_8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35A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2">
          <table:table-cell table:style-name="ce5" office:value-type="string">
            <text:p>Ion_9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95Mo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Penelope</text:p>
          </table:table-cell>
          <table:table-cell table:style-name="ce8" table:number-columns-repeated="2"/>
          <table:table-cell table:number-columns-repeated="1009"/>
        </table:table-row>
        <table:table-row table:style-name="ro2">
          <table:table-cell table:style-name="ce5" office:value-type="string">
            <text:p>Ion_10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95Mo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11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95Mo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12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95Mo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13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95Mo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14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4H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15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12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16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35A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17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66Z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18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52C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19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84K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5" office:value-type="string">
            <text:p>Ion_20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84K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1">
            <text:p>0.1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Ion_21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137C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1">
            <text:p>0.1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Ion_22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137C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Ion_23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137C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3">
            <text:p>0.3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Ion_24</text:p>
          </table:table-cell>
          <table:table-cell table:style-name="ce5" office:value-type="string">
            <text:p>surface_layer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137C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00000">
            <text:p>300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emstandard_opt3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05">
            <text:p>0.05</text:p>
          </table:table-cell>
          <table:table-cell table:number-columns-repeated="100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4/24/2012</text:date>, <text:time>09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2-04-20T10:45:32</meta:creation-date>
    <dc:date>2012-04-24T09:41:52</dc:date>
    <dc:creator>Jeromy Tompkins</dc:creator>
    <meta:editing-duration>PT34H38M13S</meta:editing-duration>
    <meta:editing-cycles>12</meta:editing-cycles>
    <meta:generator>OpenOffice.org/3.2$Linux OpenOffice.org_project/320m12$Build-9483</meta:generator>
    <meta:document-statistic meta:table-count="3" meta:cell-count="364" meta:object-count="0"/>
  </office:meta>
</office:document-meta>
</file>